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Liberation Sans" fo:font-size="10pt" fo:font-weight="normal" officeooo:rsid="001d5f59" officeooo:paragraph-rsid="00134bd5" fo:background-color="transparent" style:font-size-asian="10pt" style:font-weight-asian="normal" style:font-name-complex="Helvetica" style:font-size-complex="10pt" style:font-weight-complex="normal"/>
    </style:style>
    <style:style style:name="P2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Liberation Sans" fo:font-size="10pt" fo:font-weight="normal" officeooo:rsid="00050505" officeooo:paragraph-rsid="001639c1" fo:background-color="transparent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Liberation Sans" fo:font-size="10pt" fo:font-weight="normal" officeooo:rsid="00050505" officeooo:paragraph-rsid="0024af14" fo:background-color="transparent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9pt" fo:font-weight="normal" officeooo:rsid="00050505" officeooo:paragraph-rsid="001639c1" fo:background-color="transparent" style:font-size-asian="9pt" style:font-weight-asian="normal" style:font-name-complex="Arial" style:font-size-complex="9pt" style:font-weight-complex="normal"/>
    </style:style>
    <style:style style:name="P5" style:family="paragraph" style:parent-style-name="Standard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="0cm" fo:border="none" style:shadow="none" style:writing-mode="lr-tb"/>
      <style:text-properties style:font-name="Liberation Sans" fo:font-size="10pt" fo:font-weight="normal" officeooo:rsid="00050505" officeooo:paragraph-rsid="00134bd5" fo:background-color="transparent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10.8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Tibetan Machine Uni" fo:font-size="11pt" officeooo:paragraph-rsid="0013a26e" fo:background-color="transparent" style:font-size-asian="11pt" style:font-name-complex="Arial" style:font-size-complex="11pt"/>
    </style:style>
    <style:style style:name="P7" style:family="paragraph" style:parent-style-name="Paragraphe">
      <style:text-properties fo:font-weight="normal" officeooo:rsid="00134bd5" style:font-name-asian="Times New Roman" style:font-weight-asian="normal" style:font-name-complex="Helvetica" style:font-weight-complex="bold"/>
    </style:style>
    <style:style style:name="P8" style:family="paragraph" style:parent-style-name="Paragraphe">
      <style:text-properties officeooo:rsid="001d5f59" style:font-name-complex="Helvetica"/>
    </style:style>
    <style:style style:name="P9" style:family="paragraph" style:parent-style-name="Paragraphe">
      <style:text-properties officeooo:rsid="01314d73" fo:background-color="transparent" style:font-name-complex="Arial"/>
    </style:style>
    <style:style style:name="P10" style:family="paragraph" style:parent-style-name="Date">
      <style:text-properties officeooo:paragraph-rsid="0036c4f1"/>
    </style:style>
    <style:style style:name="P11" style:family="paragraph" style:parent-style-name="Objet">
      <style:text-properties officeooo:paragraph-rsid="0036c4f1"/>
    </style:style>
    <style:style style:name="P12" style:family="paragraph" style:parent-style-name="Standard" style:master-page-name="Standard">
      <style:paragraph-properties fo:text-align="start" style:justify-single-word="false" style:page-number="auto"/>
      <style:text-properties style:font-name="Liberation Serif" fo:font-size="11pt" officeooo:paragraph-rsid="00176dcb" style:font-size-asian="11pt" style:font-size-complex="11pt"/>
    </style:style>
    <style:style style:name="T1" style:family="text">
      <style:text-properties style:font-name-complex="Helvetica"/>
    </style:style>
    <style:style style:name="T2" style:family="text">
      <style:text-properties officeooo:rsid="001df32c" style:font-name-complex="Helvetica"/>
    </style:style>
    <style:style style:name="T3" style:family="text">
      <style:text-properties officeooo:rsid="00181fe1" style:font-name-complex="Helvetica"/>
    </style:style>
    <style:style style:name="T4" style:family="text">
      <style:text-properties officeooo:rsid="00052a51" style:font-name-complex="Helvetica"/>
    </style:style>
    <style:style style:name="T5" style:family="text">
      <style:text-properties officeooo:rsid="001d5f59" style:font-name-complex="Helvetica"/>
    </style:style>
    <style:style style:name="T6" style:family="text">
      <style:text-properties officeooo:rsid="0065ef56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style:font-name-asian="Times New Roman" style:font-name-complex="Helvetica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style:font-name-asian="Times New Roman" style:font-size-asian="11pt" style:font-name-complex="Helvetica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1d5f59" style:text-blinking="false" fo:background-color="transparent" loext:char-shading-value="0" style:font-name-asian="Times New Roman" style:font-size-asian="10pt" style:font-weight-asian="normal" style:font-name-complex="Helvetica" style:font-size-complex="10pt" style:font-weight-complex="normal"/>
    </style:style>
    <style:style style:name="T10" style:family="text">
      <style:text-properties fo:font-weight="normal" officeooo:rsid="00134bd5" style:font-name-asian="Times New Roman" style:font-weight-asian="normal" style:font-name-complex="Helvetica" style:font-weight-complex="bold"/>
    </style:style>
    <style:style style:name="T11" style:family="text">
      <style:text-properties fo:font-weight="normal" officeooo:rsid="00134bd5" style:font-name-asian="Times New Roman" style:font-weight-asian="normal" style:font-name-complex="Times New Roman" style:font-weight-complex="bold"/>
    </style:style>
    <style:style style:name="T12" style:family="text">
      <style:text-properties fo:background-color="transparent" loext:char-shading-value="0" style:font-name-complex="Arial"/>
    </style:style>
    <style:style style:name="T13" style:family="text">
      <style:text-properties officeooo:rsid="01314d73" fo:background-color="transparent" loext:char-shading-value="0" style:font-name-complex="Arial"/>
    </style:style>
    <style:style style:name="T14" style:family="text">
      <style:text-properties fo:background-color="transparent" loext:char-shading-value="0" style:font-name-complex="Helvetica"/>
    </style:style>
    <style:style style:name="T15" style:family="text">
      <style:text-properties officeooo:rsid="00050505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28f62a"/>
    </style:style>
    <style:style style:name="T18" style:family="text">
      <style:text-properties style:font-name="Liberation Serif" fo:font-size="11pt" style:font-size-asian="11pt" style:font-size-complex="11pt"/>
    </style:style>
    <style:style style:name="T19" style:family="text">
      <style:text-properties officeooo:rsid="0036c4f1"/>
    </style:style>
    <style:style style:name="T20" style:family="text">
      <style:text-properties style:font-name="Liberation Sans" fo:font-size="10pt" fo:font-weight="normal" officeooo:rsid="00050505" fo:background-color="transparent" loext:char-shading-value="0" style:font-size-asian="10pt" style:font-weight-asian="normal" style:font-name-complex="Ari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dunning in objects"&gt;</text:placeholder></text:p>
      <text:p text:style-name="P6"/>
      <text:p text:style-name="P6"/>
      <text:p text:style-name="Address"><text:placeholder text:placeholder-type="text">&lt;dunning.party.long_gender_string&gt;</text:placeholder> <text:placeholder text:placeholder-type="text">&lt;dunning.party.name&gt;</text:placeholder>,</text:p>
      <text:p text:style-name="Address"><text:placeholder text:placeholder-type="text">&lt;if test="dunning.party.main_address"&gt;</text:placeholder></text:p>
      <text:p text:style-name="Address"><text:placeholder text:placeholder-type="text">&lt;for each="line in dunning.party.main_address.full_address.split('\n')[:-1]"&gt;</text:placeholder></text:p>
      <text:p text:style-name="Address"><text:placeholder text:placeholder-type="text">&lt;line&gt;</text:placeholder></text:p>
      <text:p text:style-name="Address"><text:placeholder text:placeholder-type="text">&lt;/for&gt;</text:placeholder></text:p>
      <text:p text:style-name="Address"><text:placeholder text:placeholder-type="text">&lt;/if&gt;</text:placeholder></text:p>
      <text:p text:style-name="Address"/>
      <text:p text:style-name="Réferences">Références</text:p>
      <text:p text:style-name="Réferences_20_informations"><text:span text:style-name="T1">N° adhérent<text:tab/>: </text:span><text:span text:style-name="T15"><text:placeholder text:placeholder-type="text">&lt;dunning.party.code&gt;</text:placeholder></text:span></text:p>
      <text:p text:style-name="Réferences_20_informations"><text:span text:style-name="T2">N° c</text:span><text:span text:style-name="T1">ontrat<text:tab/>: </text:span><text:span text:style-name="T15"><text:placeholder text:placeholder-type="text">&lt;dunning.contract.contract_number&gt;</text:placeholder></text:span></text:p>
      <text:p text:style-name="Réferences_20_informations"><text:span text:style-name="T17">C</text:span><text:span text:style-name="T16">ourtier<text:tab/>: </text:span><text:span text:style-name="T17"><text:placeholder text:placeholder-type="text">&lt;dunning.contract.company.get_rec_name(None)&gt;</text:placeholder></text:span></text:p>
      <text:p text:style-name="Date"/>
      <text:p text:style-name="P10"><text:span text:style-name="T19">Le </text:span><text:span text:style-name="T20"><text:placeholder text:placeholder-type="text">&lt;FDate(datetime.date.today())&gt;</text:placeholder></text:span></text:p>
      <text:p text:style-name="P11">Objet : Mise en demeure</text:p>
      <text:p text:style-name="P4"/>
      <text:p text:style-name="P3"><text:tab/></text:p>
      <text:p text:style-name="Madame"><text:tab/><text:placeholder text:placeholder-type="text">&lt;dunning.party.long_gender_string&gt;</text:placeholder>,</text:p>
      <text:p text:style-name="P2"/>
      <text:p text:style-name="Paragraphe"><text:span text:style-name="T10">Nous vous informons que les cotisations </text:span><text:span text:style-name="T11">relatives à votre contrat N° </text:span><text:span text:style-name="T11"><text:placeholder text:placeholder-type="text">&lt;dunning.contract.contract_number&gt;</text:placeholder></text:span><text:span text:style-name="T11"> </text:span><text:span text:style-name="T10">restent impayées à ce jour :</text:span></text:p>
      <text:p text:style-name="P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<text:placeholder text:placeholder-type="text">&lt;for each="due_invoice in dunning.contract.due_invoices"&gt;</text:placeholder></text:p>
          </table:table-cell>
        </table:table-row>
        <table:table-row>
          <table:table-cell table:style-name="Tableau3.A1" office:value-type="string">
            <text:p text:style-name="Comtenu_20_du_20_tableau"><text:span text:style-name="T18"><text:s text:c="8"/>-</text:span> <text:placeholder text:placeholder-type="text">&lt;strftime(due_invoice.invoice.invoice_date, '%B %Y')&gt;</text:placeholder> : <text:placeholder text:placeholder-type="text">&lt;format_currency(due_invoice.invoice.amount_to_pay_today, Party.lang, dunning.contract.currency)&gt;</text:placeholder></text:p>
          </table:table-cell>
        </table:table-row>
        <table:table-row>
          <table:table-cell table:style-name="Tableau3.A1" office:value-type="string">
            <text:p text:style-name="Paragraphe"><text:placeholder text:placeholder-type="text">&lt;/for&gt;</text:placeholder></text:p>
          </table:table-cell>
        </table:table-row>
      </table:table>
      <text:p text:style-name="Paragraphe"><text:span text:style-name="T3">Nous restons persuadés que cet incident de paiement est indépendant de votre volonté. Néanmoins, nous sommes dans l’obligation de vous mettre en demeure de régler le montant dû dans <text:s/></text:span><text:span text:style-name="T4">les </text:span><text:span text:style-name="T3">de 30 jours à compter de l’envoi de la présente lettre, soit avant le </text:span><text:span text:style-name="T5"><text:placeholder text:placeholder-type="text">&lt;format_date(Today + relativedelta(days=30), Party.lang)&gt;</text:placeholder></text:span></text:p>
      <text:p text:style-name="P8"/>
      <text:p text:style-name="Paragraphe"><text:span text:style-name="T14">A défaut de règlement de votre part dans le délai précité, votre adhésion sera automatiquement suspendue puis résiliée 10 jours après l’expiration dudit délai, conformément à l’article L113-3 du Code des assurances</text:span><text:span text:style-name="T12">,</text:span><text:span text:style-name="T13"> reproduites ci-dessous.</text:span></text:p>
      <text:p text:style-name="P9"/>
      <text:p text:style-name="Paragraphe">En cas de résiliation vous resterez cependant redevable du solde des cotisations correspondant à toute votre année d’assurance en cours, soit <text:placeholder text:placeholder-type="text">&lt;format_currency(dunning.contract.balance, Party.lang, dunning.contract.currency)&gt;</text:placeholder> et nous serons en droit d’en exiger le règlement total.</text:p>
      <text:p text:style-name="Paragraphe"/>
      <text:p text:style-name="Paragraphe"><text:span text:style-name="T1">Nous vous prions d’agréer, </text:span><text:placeholder text:placeholder-type="text">&lt;dunning.party.long_gender_string&gt;</text:placeholder> <text:span text:style-name="T6"><text:placeholder text:placeholder-type="text">&lt;dunning.party.name&gt;</text:placeholder></text:span><text:span text:style-name="T1">, l’expression de nos salutations distinguées.</text:span><text:span text:style-name="T9"><text:tab/></text:span></text:p>
      <text:p text:style-name="Paragraphe"><text:span text:style-name="T7"><text:tab/><text:tab/><text:tab/><text:tab/><text:tab/><text:tab/><text:tab/><text:tab/><text:tab/></text:span><text:span text:style-name="T8">Responsable Service Client</text:span></text:p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Style_20_Coog" style:class="text">
      <loext:graphic-properties draw:fill="none" draw:fill-color="#729fcf"/>
      <style:paragraph-properties fo:margin-left="0cm" fo:margin-right="0cm" fo:margin-top="0.201cm" fo:margin-bottom="0.201cm" loext:contextual-spacing="false" fo:line-height="100%" fo:text-align="justify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Liberation Serif" fo:font-family="'Liberation Serif'" style:font-family-generic="roman" style:font-pitch="variable" fo:font-size="11pt" fo:font-weight="normal" officeooo:rsid="00050505" fo:background-color="transparent" style:font-name-asian="Times New Roman" style:font-family-asian="'Times New Roman'" style:font-family-generic-asian="roman" style:font-size-asian="11pt" style:font-weight-asian="normal" style:font-name-complex="Arial" style:font-family-complex="Arial" style:font-family-generic-complex="system" style:font-pitch-complex="variable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yle_20_Coog" style:display-name="Style Coog" style:family="paragraph" style:master-page-name="">
      <loext:graphic-properties draw:fill="none" draw:fill-color="#729fcf"/>
      <style:paragraph-properties fo:margin-left="10.8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="0cm" fo:border="none" style:shadow="none" style:writing-mode="lr-tb">
        <style:tab-stops/>
      </style:paragraph-properties>
      <style:text-properties style:font-name="Tibetan Machine Uni" fo:font-family="'Tibetan Machine Uni'" style:font-pitch="variable" fo:font-size="11pt" fo:font-weight="normal" officeooo:rsid="004990b3" fo:background-color="transparent" style:font-size-asian="11pt" style:font-weight-asian="normal" style:font-name-complex="Arial" style:font-family-complex="Arial" style:font-family-generic-complex="system" style:font-pitch-complex="variable" style:font-size-complex="11pt" style:font-weight-complex="normal"/>
    </style:style>
    <style:style style:name="Address" style:family="paragraph" style:parent-style-name="Style_20_Coog" style:next-style-name="Standard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 fo:font-size="11pt"/>
    </style:style>
    <style:style style:name="Réference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style:text-underline-style="solid" style:text-underline-width="auto" style:text-underline-color="font-color" fo:font-weight="bold"/>
    </style:style>
    <style:style style:name="Réferences_20_informations" style:display-name="Réferences information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fo:font-weight="normal"/>
    </style:style>
    <style:style style:name="Date" style:family="paragraph" style:parent-style-name="Style_20_Coog"/>
    <style:style style:name="Objet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Madame" style:family="paragraph" style:parent-style-name="Style_20_Coog">
      <style:paragraph-properties fo:margin-left="0cm" fo:margin-right="0cm" fo:text-indent="0cm" style:auto-text-indent="false"/>
      <style:text-properties style:font-name="Liberation Sans1" fo:font-family="'Liberation Sans'" style:font-style-name="Normal" style:font-family-generic="swiss" style:font-pitch="variable"/>
    </style:style>
    <style:style style:name="Paragraphe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Comtenu_20_du_20_tableau" style:display-name="Comtenu du tableau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1" fo:font-family="'Liberation Serif'" style:font-style-name="Normal" style:font-family-generic="roman" style:font-pitch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9:20:17.727591874</meta:creation-date>
    <meta:editing-duration>PT21H14M57S</meta:editing-duration>
    <meta:editing-cycles>37</meta:editing-cycles>
    <meta:generator>LibreOffice/5.1.6.2$Linux_X86_64 LibreOffice_project/10m0$Build-2</meta:generator>
    <dc:date>2017-09-28T11:50:54.512504350</dc:date>
    <meta:document-statistic meta:table-count="1" meta:image-count="0" meta:object-count="0" meta:page-count="2" meta:paragraph-count="25" meta:word-count="197" meta:character-count="1820" meta:non-whitespace-character-count="1626"/>
  </office:meta>
</office:document-meta>
</file>